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Config.configureAsyncSupport( AsyncSupport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fig.callable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rollerJavaConfi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fig.async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ControllerJavaConfigTests.callable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syncController.getCa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